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FreeMono" svg:font-family="FreeMono" style:font-family-generic="modern" style:font-pitch="fixed"/>
    <style:font-face style:name="FreeMono1" svg:font-family="FreeMono" style:font-adornments="Negreta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144cm" style:rel-column-width="31397*"/>
    </style:style>
    <style:style style:name="Tableau1.B" style:family="table-column">
      <style:table-column-properties style:column-width="8.855cm" style:rel-column-width="34138*"/>
    </style:style>
    <style:style style:name="Tableau1.A1" style:family="table-cell">
      <style:table-cell-properties fo:background-color="transparent" fo:padding="0.097cm" fo:border-left="0.018cm solid #000000" fo:border-right="none" fo:border-top="0.018cm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097cm" fo:border-left="0.018cm solid #000000" fo:border-right="0.018cm solid #000000" fo:border-top="0.018cm solid #000000" fo:border-bottom="non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List_20_1_20_Start">
      <style:paragraph-properties fo:margin-left="0cm" fo:margin-right="0cm" fo:text-align="center" style:justify-single-word="false" fo:text-indent="0cm" style:auto-text-indent="false"/>
      <style:text-properties style:font-name="Times" fo:font-style="normal" fo:font-weight="normal" style:font-size-asian="12pt" style:font-style-asian="normal" style:font-weight-asian="normal" style:font-name-complex="Tahoma1" style:font-style-complex="normal" style:font-weight-complex="normal"/>
    </style:style>
    <style:style style:name="P15" style:family="paragraph" style:parent-style-name="List_20_1_20_Start">
      <style:paragraph-properties fo:margin-left="0cm" fo:margin-right="0cm" fo:text-align="center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Code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7" style:family="paragraph" style:parent-style-name="Code">
      <style:text-properties fo:font-weight="bold" style:font-weight-asian="bold" style:font-weight-complex="bold"/>
    </style:style>
    <style:style style:name="P18" style:family="paragraph" style:parent-style-name="Code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Code">
      <style:text-properties fo:font-style="normal" style:font-style-asian="normal" style:font-style-complex="normal"/>
    </style:style>
    <style:style style:name="P20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Text_20_body" style:master-page-name="Standard">
      <style:paragraph-properties fo:line-height="150%" fo:text-align="center" style:justify-single-word="false" style:page-number="auto"/>
      <style:text-properties style:font-name="Century Schoolbook L" fo:font-size="12pt" fo:font-weight="bold" style:font-size-asian="12pt" style:font-size-complex="12pt"/>
    </style:style>
    <style:style style:name="P2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language="fr" fo:country="FR"/>
    </style:style>
    <style:style style:name="P2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0" style:family="paragraph" style:parent-style-name="Heading_20_1">
      <style:paragraph-properties fo:break-before="page"/>
      <style:text-properties fo:language="fr" fo:country="FR"/>
    </style:style>
    <style:style style:name="P31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List_20_1_20_Start">
      <style:paragraph-properties fo:margin-left="0cm" fo:margin-right="0cm" fo:text-indent="0cm" style:auto-text-indent="false"/>
      <style:text-properties style:font-name="Times" style:font-size-asian="12pt" style:font-name-complex="Tahoma1"/>
    </style:style>
    <style:style style:name="P36" style:family="paragraph" style:parent-style-name="Code"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Code">
      <style:text-properties fo:font-style="normal" style:font-style-asian="normal" style:font-style-complex="normal"/>
    </style:style>
    <style:style style:name="P38" style:family="paragraph" style:parent-style-name="Code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language="fr" fo:country="F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background-color="transparent" style:font-style-asian="normal" style:font-style-complex="normal"/>
    </style:style>
    <style:style style:name="T6" style:family="text">
      <style:text-properties fo:color="#800000" fo:font-style="normal" fo:background-color="#ffff00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0">Administration autonome de serveurs sur la grille avec une machine virtuelle</text:p>
      <text:p text:style-name="P8"/>
      <text:p text:style-name="P8">Installation de Xen 3.1.3 avec noyau linux 2.6.18-8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25"><text:a xlink:type="simple" xlink:href="mailto:jlouisy@etu.enseeiht.fr"><text:span text:style-name="T1">Julien Louisy</text:span></text:a></text:p>
        </text:list-item>
        <text:list-item>
          <text:p text:style-name="P25"><text:a xlink:type="simple" xlink:href="mailto:jlouisy@etu.enseeiht.fr"><text:span text:style-name="T1">Julien Clariond</text:span></text:a></text:p>
        </text:list-item>
        <text:list-item>
          <text:p text:style-name="P25"><text:a xlink:type="simple" xlink:href="mailto:jlouisy@etu.enseeiht.fr"><text:span text:style-name="T1">Hery Randriamanamihaga</text:span></text:a></text:p>
        </text:list-item>
        <text:list-item>
          <text:p text:style-name="P25"><text:a xlink:type="simple" xlink:href="mailto:jlouisy@etu.enseeiht.fr"><text:span text:style-name="T1">Ezequiel Geremia</text:span></text:a></text:p>
        </text:list-item>
        <text:list-item>
          <text:p text:style-name="P25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Sommaire</text:p>
          </text:index-title>
          <text:p text:style-name="P13">1 - Téléchargement des sources<text:tab/>3</text:p>
          <text:p text:style-name="P12"><text:s/>- Aller sur http://www.xen.org/download/index_3.1.html et télécharger<text:tab/>3</text:p>
        </text:index-body>
      </text:table-of-content>
      <text:p text:style-name="Standard"/>
      <text:h text:style-name="P30" text:outline-level="1">Préparation</text:h>
      <text:p text:style-name="P24">Installez les paquets nécessaire à la suite :</text:p>
      <text:p text:style-name="P38"># apt-get install mercurial build-essential libx11-dev gettext libssl-dev libncurses-dev python-dev bridge-utils iproute udev</text:p>
      <text:h text:style-name="Heading_20_1" text:outline-level="1"><text:span text:style-name="T3">Téléchargement</text:span> des sources</text:h>
      <text:p text:style-name="P22">Télécharger les sources de xen-3.2 :</text:p>
      <text:p text:style-name="P18">$ hg clone <text:a xlink:type="simple" xlink:href="http://xenbits.xensource.com/xen-3.2-testing.hg">http://xenbits.xensource.com/xen-3.2-testing.hg</text:a></text:p>
      <text:h text:style-name="P20" text:outline-level="1">Installation</text:h>
      <text:list text:style-name="List_20_1">
        <text:list-item>
          <text:p text:style-name="P31">Extraire l'archive :</text:p>
        </text:list-item>
      </text:list>
      <text:p text:style-name="P18">$ tar -xvf xen-3.1.3.tar.gz</text:p>
      <text:list text:style-name="List_20_1">
        <text:list-item text:start-value="1">
          <text:p text:style-name="P31">Entrez dans le répertoire (xen-3.1.3) :</text:p>
        </text:list-item>
      </text:list>
      <text:p text:style-name="P16"><text:span text:style-name="T4">$ cd </text:span><text:span text:style-name="T4">xen-3.1.3</text:span></text:p>
      <text:list text:style-name="List_20_1">
        <text:list-item text:start-value="1">
          <text:p text:style-name="P31">Deux choix s'offrent maintenant à vous 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Si vous ne voulez pas modifier la configuration du noyau :</text:p>
          </table:table-cell>
          <table:table-cell table:style-name="Tableau1.B1" office:value-type="string">
            <text:p text:style-name="P15">Si vous voulez modifier la configuration du noyau :</text:p>
          </table:table-cell>
        </table:table-row>
        <table:table-row>
          <table:table-cell table:style-name="Tableau1.A2" office:value-type="string">
            <text:p text:style-name="P18">$ make world</text:p>
            <text:p text:style-name="P18"># sh ./install.sh</text:p>
          </table:table-cell>
          <table:table-cell table:style-name="Tableau1.B2" office:value-type="string">
            <text:p text:style-name="P19">$ make linux-2.6-xen-config CONFIGMODE=menuconfig </text:p>
            <text:p text:style-name="P19">$ make linux-2.6-xen-build </text:p>
            <text:p text:style-name="P19"># make linux-2.6-xen-install</text:p>
            <text:p text:style-name="P19"># sh ./install.sh</text:p>
          </table:table-cell>
        </table:table-row>
      </table:table>
      <text:p text:style-name="P22">Pour les autres options (notamment <text:span text:style-name="Code">make dist</text:span> pour éviter d'avoir à recompiler sur chaque machine à installer) faire <text:span text:style-name="Code">make help</text:span>.</text:p>
      <text:p text:style-name="P22"/>
      <text:list text:style-name="List_20_1">
        <text:list-item text:start-value="1">
          <text:p text:style-name="P23">Générer et déplacer le initrd :</text:p>
        </text:list-item>
      </text:list>
      <text:p text:style-name="P18"># depmod 2.6.18.8-xen</text:p>
      <text:p text:style-name="P18"># mkinitramfs -o initrd.img-2.6.18.8-xen 2.6.18.8-xen</text:p>
      <text:p text:style-name="P18"># cp initrd.img-2.6.18.8-xen /boot/</text:p>
      <text:h text:style-name="P20" text:outline-level="1"><text:soft-page-break/>Démarrage</text:h>
      <text:list text:style-name="List_20_1">
        <text:list-item text:start-value="1">
          <text:p text:style-name="P31">Modifier le grub :</text:p>
        </text:list-item>
      </text:list>
      <text:p text:style-name="P19"># gedit /boot/grub/menu.lst</text:p>
      <text:p text:style-name="P35">et y ajouter (en modifiant ou (dé)commentant si nécessaire les options <text:span text:style-name="Code">hiddenmenu</text:span>, <text:span text:style-name="Code">timeout</text:span> et <text:span text:style-name="Code">default</text:span>) :</text:p>
      <text:p text:style-name="P18">title Xen 3.2 / Ubuntu Gutsy 7.10 / kernel 2.6.18.8</text:p>
      <text:p text:style-name="P18"><text:s text:c="2"/>kernel /boot/xen-3.2.0.gz</text:p>
      <text:p text:style-name="P17"><text:span text:style-name="T4"><text:s text:c="2"/>module /boot/vmlinuz-2.6.18.8-xen root=</text:span><text:span text:style-name="T6">&lt;root-dev&gt;</text:span><text:span text:style-name="T4"> ro console=tty0 </text:span></text:p>
      <text:p text:style-name="P17"><text:span text:style-name="T4"><text:s text:c="2"/></text:span><text:span text:style-name="T5">module /boot/initrd.img-2.6.18.8-x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FreeMono" svg:font-family="FreeMono" style:font-family-generic="modern" style:font-pitch="fixed"/>
    <style:font-face style:name="FreeMono1" svg:font-family="FreeMono" style:font-adornments="Negreta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>
      <style:paragraph-properties fo:background-color="#e6e6ff" fo:padding="0.049cm" fo:border="0.018cm solid #000000" style:shadow="#808080 0.18cm 0.18cm">
        <style:background-image/>
      </style:paragraph-properties>
      <style:text-properties style:font-name="FreeMono" fo:font-size="11pt" fo:font-weight="bold" style:font-size-asian="10.5pt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ode" style:family="text">
      <style:text-properties style:font-name="FreeMono1" fo:font-size="11pt" fo:font-weight="bold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28T10:58:36</dc:date>
    <meta:editing-cycles>18</meta:editing-cycles>
    <meta:editing-duration>PT6H12M1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4" meta:paragraph-count="53" meta:word-count="288" meta:character-count="2044"/>
  </office:meta>
</office:document-meta>
</file>